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L ゴシック3" svg:font-family="'VL ゴシック'" style:font-pitch="variable"/>
    <style:font-face style:name="VL ゴシック" svg:font-family="'VL ゴシック'" style:font-adornments="標準" style:font-pitch="variable"/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VL ゴシック2" svg:font-family="'VL ゴシック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1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top" draw:auto-grow-height="false"/>
    </style:style>
    <style:style style:name="gr3" style:family="graphic" style:parent-style-name="standard">
      <style:graphic-properties draw:textarea-horizontal-align="justify" draw:textarea-vertical-align="bottom" draw:auto-grow-height="false"/>
    </style:style>
    <style:style style:name="gr4" style:family="graphic" style:parent-style-name="standard">
      <style:graphic-properties draw:textarea-horizontal-align="left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5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"/>
    </style:style>
    <style:style style:name="P3" style:family="paragraph">
      <style:paragraph-properties fo:text-align="center"/>
      <style:text-properties style:font-name="Comic Sans MS" style:font-name-asian="Comic Sans MS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Comic Sans MS" style:font-name-asian="Comic Sans MS"/>
    </style:style>
    <style:style style:name="P6" style:family="paragraph">
      <style:text-properties style:font-name="Comic Sans MS"/>
    </style:style>
    <style:style style:name="P7" style:family="paragraph">
      <style:paragraph-properties fo:text-align="center"/>
      <style:text-properties style:font-name="Comic Sans MS" style:font-name-asian="VL ゴシック" style:font-size-complex="18pt"/>
    </style:style>
    <style:style style:name="P8" style:family="paragraph">
      <style:paragraph-properties fo:text-align="start"/>
      <style:text-properties style:font-name="Comic Sans MS"/>
    </style:style>
    <style:style style:name="T1" style:family="text">
      <style:text-properties style:font-name="Comic Sans MS"/>
    </style:style>
    <style:style style:name="T2" style:family="text">
      <style:text-properties style:font-name="Comic Sans MS" style:font-name-asian="Comic Sans MS"/>
    </style:style>
    <style:style style:name="T3" style:family="text">
      <style:text-properties style:font-name="Comic Sans MS" style:font-name-asian="VL ゴシック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7" draw:id="id7" draw:layer="layout" svg:width="1.2cm" svg:height="1.2cm" svg:x="11.2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2cm" svg:height="1.2cm" svg:x="23.4cm" svg:y="1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6.5cm" svg:height="8.6cm" svg:x="1.6cm" svg:y="1.4cm">
          <text:p text:style-name="P1"><text:span text:style-name="T1">Haskel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6.5cm" svg:height="9.2cm" svg:x="1.6cm" svg:y="10.3cm">
          <text:p text:style-name="P1"><text:span text:style-name="T2">C</text:span><text:span text:style-name="T3"> language <text:s text:c="7"/>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1cm" svg:height="4.3cm" svg:x="4.6cm" svg:y="14.7cm">
          <text:p text:style-name="P1"><text:span text:style-name="T1">lib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3" draw:id="id3" draw:layer="layout" svg:width="5.3cm" svg:height="2.3cm" svg:x="5.5cm" svg:y="16.3cm">
          <text:p text:style-name="P4"><text:span text:style-name="T2">double</text:span></text:p>
          <text:p text:style-name="P4"><text:span text:style-name="T2">sin(double 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" draw:id="id1" draw:layer="layout" svg:width="12.1cm" svg:height="3.1cm" svg:x="2cm" svg:y="6.5cm">
          <text:p text:style-name="P1"><text:span text:style-name="T1">foreign import ccall “math.h sin”</text:span></text:p>
          <text:p text:style-name="P1"><text:span text:style-name="T1">c_sin :: Double -&gt; Doubl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xml:id="id2" draw:id="id2" draw:layer="layout" svg:width="9.3cm" svg:height="2.5cm" svg:x="3.7cm" svg:y="11.395cm">
          <text:p text:style-name="P1"><text:span text:style-name="T1">double sin(double x);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6" draw:layer="layout" svg:width="2.957cm" svg:height="1.331cm" svg:x="4.099cm" svg:y="10.705cm">
          <draw:text-box>
            <text:p><text:span text:style-name="T1">math.h</text:span></text:p>
          </draw:text-box>
        </draw:frame>
        <draw:connector draw:style-name="gr7" draw:text-style-name="P1" draw:layer="layout" draw:type="curve" svg:x1="14.1cm" svg:y1="8.05cm" svg:x2="13cm" svg:y2="12.645cm" draw:start-shape="id1" draw:start-glue-point="7" draw:end-shape="id2" svg:d="m14100 8050c826 0 1376 4595-1100 4595" svg:viewBox="0 0 1798 4596">
          <text:p/>
        </draw:connector>
        <draw:connector draw:style-name="gr7" draw:text-style-name="P1" draw:layer="layout" draw:type="curve" svg:x1="13cm" svg:y1="12.645cm" svg:x2="10.8cm" svg:y2="17.45cm" draw:start-shape="id2" draw:end-shape="id3" draw:end-glue-point="1" svg:d="m13000 12645c826 0 1926 4805-2200 4805" svg:viewBox="0 0 2982 4806">
          <text:p/>
        </draw:connector>
        <draw:custom-shape draw:style-name="gr5" draw:text-style-name="P2" xml:id="id5" draw:id="id5" draw:layer="layout" svg:width="10.9cm" svg:height="3.1cm" svg:x="15.7cm" svg:y="6.5cm">
          <text:p text:style-name="P1"><text:span text:style-name="T1">foreign export ccall “addInt”</text:span></text:p>
          <text:p text:style-name="P1"><text:span text:style-name="T1">(+) :: Int -&gt; Int -&gt; In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7.1cm" svg:height="4.3cm" svg:x="17.5cm" svg:y="1.8cm">
          <text:p text:style-name="P1"><text:span text:style-name="T1">Prelu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6" draw:id="id6" draw:layer="layout" svg:width="2.6cm" svg:height="2.1cm" svg:x="19.7cm" svg:y="3.3cm">
          <text:p text:style-name="P1"><text:span text:style-name="T3">(+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11.4cm" svg:height="7.8cm" svg:x="16cm" svg:y="11.2cm">
          <text:p text:style-name="P4"><text:span text:style-name="T1">extern int addInt(int a, int b);</text:span></text:p>
          <text:p text:style-name="P4"><text:span text:style-name="T1">int main() {</text:span></text:p>
          <text:p text:style-name="P4"><text:span text:style-name="T1"><text:tab/></text:span><text:span text:style-name="T1">int r = addInt(1, 2);</text:span></text:p>
          <text:p text:style-name="P4"><text:span text:style-name="T1"><text:tab/></text:span><text:span text:style-name="T1">printf(“1+2=%d\n”, r);</text:span></text:p>
          <text:p text:style-name="P4"><text:span text:style-name="T1"><text:tab/></text:span><text:span text:style-name="T1">return 0;</text:span></text:p>
          <text:p text:style-name="P4"><text:span text:style-name="T1">}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6" draw:layer="layout" svg:width="2.716cm" svg:height="1.331cm" svg:x="16.799cm" svg:y="10.4cm">
          <draw:text-box>
            <text:p><text:span text:style-name="T1">main.c</text:span></text:p>
          </draw:text-box>
        </draw:frame>
        <draw:connector draw:style-name="gr7" draw:text-style-name="P1" draw:layer="layout" draw:type="curve" svg:x1="24.6cm" svg:y1="14.2cm" svg:x2="26.6cm" svg:y2="8.05cm" draw:start-shape="id4" draw:start-glue-point="1" draw:end-shape="id5" draw:end-glue-point="7" svg:d="m24600 14200c3826 0 2826-6150 2000-6150" svg:viewBox="0 0 2767 6151">
          <text:p/>
        </draw:connector>
        <draw:connector draw:style-name="gr7" draw:text-style-name="P1" draw:layer="layout" draw:type="curve" svg:x1="26.6cm" svg:y1="8.05cm" svg:x2="22.3cm" svg:y2="4.35cm" draw:start-shape="id5" draw:end-shape="id6" draw:end-glue-point="1" svg:d="m26600 8050c826 0 2976-3700-4300-3700" svg:viewBox="0 0 5246 3701">
          <text:p/>
        </draw:connector>
        <draw:custom-shape draw:style-name="gr5" draw:text-style-name="P8" draw:layer="layout" svg:width="10.4cm" svg:height="3.2cm" svg:x="2.2cm" svg:y="2.619cm">
          <text:p text:style-name="P4"><text:span text:style-name="T1">main :: IO ()</text:span></text:p>
          <text:p text:style-name="P4"><text:span text:style-name="T1">main = print $ c_sin 5.0 4.0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6" draw:layer="layout" svg:width="3.228cm" svg:height="1.331cm" svg:x="2.923cm" svg:y="1.7cm">
          <draw:text-box>
            <text:p><text:span text:style-name="T1">Main.hs</text:span></text:p>
          </draw:text-box>
        </draw:frame>
        <draw:connector draw:style-name="gr7" draw:text-style-name="P1" draw:layer="layout" draw:type="curve" svg:x1="12.4cm" svg:y1="4.6cm" svg:x2="14.1cm" svg:y2="8.05cm" draw:start-shape="id7" draw:start-glue-point="1" draw:end-shape="id1" draw:end-glue-point="7" svg:d="m12400 4600c3376 0 2526 3450 1700 3450" svg:viewBox="0 0 2443 34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VL ゴシック3" svg:font-family="'VL ゴシック'" style:font-pitch="variable"/>
    <style:font-face style:name="VL ゴシック" svg:font-family="'VL ゴシック'" style:font-adornments="標準" style:font-pitch="variable"/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VL ゴシック2" svg:font-family="'VL ゴシック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1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1" style:font-size-asian="24pt" style:language-asian="ja" style:country-asian="JP" style:font-name-complex="VL ゴシック1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22pt" fo:font-style="normal" fo:text-shadow="none" style:text-underline-style="none" fo:font-weight="normal" style:letter-kerning="true" style:font-size-asian="22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3-07-31T15:13:02.453828562</meta:creation-date>
    <dc:date>2013-12-11T19:12:41.384693387</dc:date>
    <dc:creator>Okabe Kiwamu</dc:creator>
    <meta:editing-duration>PT39M6S</meta:editing-duration>
    <meta:editing-cycles>43</meta:editing-cycles>
    <meta:generator>LibreOffice/4.1.3.2$Linux_X86_64 LibreOffice_project/410m0$Build-2</meta:generator>
    <meta:document-statistic meta:object-count="21"/>
  </office:meta>
</office:document-meta>
</file>